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63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ID</text:p>
          </table:table-cell>
          <table:table-cell office:value-type="string" calcext:value-type="string">
            <text:p>waterbody</text:p>
          </table:table-cell>
          <table:table-cell office:value-type="string" calcext:value-type="string">
            <text:p>Plant_cover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</text:p>
          </table:table-cell>
          <table:table-cell office:value-type="string" calcext:value-type="string">
            <text:p>NutrientLoad</text:p>
          </table:table-cell>
          <table:table-cell office:value-type="string" calcext:value-type="string">
            <text:p>Waterbody2</text:p>
          </table:table-cell>
        </table:table-row>
        <table:table-row table:style-name="ro1">
          <table:table-cell office:value-type="string" calcext:value-type="string">
            <text:p>M26</text:p>
          </table:table-cell>
          <table:table-cell office:value-type="string" calcext:value-type="string">
            <text:p>Riv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ortobágy</text:p>
          </table:table-cell>
          <table:table-cell office:value-type="float" office:value="21.14895" calcext:value-type="float">
            <text:p>21.14895</text:p>
          </table:table-cell>
          <table:table-cell office:value-type="float" office:value="47.58746" calcext:value-type="float">
            <text:p>47.58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M28</text:p>
          </table:table-cell>
          <table:table-cell office:value-type="string" calcext:value-type="string">
            <text:p>Lak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iszadorogma</text:p>
          </table:table-cell>
          <table:table-cell office:value-type="float" office:value="20.86334" calcext:value-type="float">
            <text:p>20.86334</text:p>
          </table:table-cell>
          <table:table-cell office:value-type="float" office:value="47.67119" calcext:value-type="float">
            <text:p>47.67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31</text:p>
          </table:table-cell>
          <table:table-cell office:value-type="string" calcext:value-type="string">
            <text:p>Lak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alatonkenese</text:p>
          </table:table-cell>
          <table:table-cell office:value-type="float" office:value="18.06975" calcext:value-type="float">
            <text:p>18.06975</text:p>
          </table:table-cell>
          <table:table-cell office:value-type="float" office:value="47.04021" calcext:value-type="float">
            <text:p>47.04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ke</text:p>
          </table:table-cell>
        </table:table-row>
        <table:table-row table:style-name="ro1">
          <table:table-cell office:value-type="string" calcext:value-type="string">
            <text:p>M34</text:p>
          </table:table-cell>
          <table:table-cell office:value-type="string" calcext:value-type="string">
            <text:p>Riv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szthely</text:p>
          </table:table-cell>
          <table:table-cell office:value-type="float" office:value="17.26994" calcext:value-type="float">
            <text:p>17.26994</text:p>
          </table:table-cell>
          <table:table-cell office:value-type="float" office:value="46.76484" calcext:value-type="float">
            <text:p>46.76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string" calcext:value-type="string">
            <text:p>M44</text:p>
          </table:table-cell>
          <table:table-cell office:value-type="string" calcext:value-type="string">
            <text:p>La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szalúc</text:p>
          </table:table-cell>
          <table:table-cell office:value-type="float" office:value="21.07803" calcext:value-type="float">
            <text:p>21.07803</text:p>
          </table:table-cell>
          <table:table-cell office:value-type="float" office:value="48.03405" calcext:value-type="float">
            <text:p>48.03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Ri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ce</text:p>
          </table:table-cell>
          <table:table-cell office:value-type="float" office:value="18.61604" calcext:value-type="float">
            <text:p>18.61604</text:p>
          </table:table-cell>
          <table:table-cell office:value-type="float" office:value="46.76848" calcext:value-type="float">
            <text:p>46.76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M70</text:p>
          </table:table-cell>
          <table:table-cell office:value-type="string" calcext:value-type="string">
            <text:p>Riv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alatonboglár</text:p>
          </table:table-cell>
          <table:table-cell office:value-type="float" office:value="17.63603" calcext:value-type="float">
            <text:p>17.63603</text:p>
          </table:table-cell>
          <table:table-cell office:value-type="float" office:value="46.77169" calcext:value-type="float">
            <text:p>46.77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ek</text:p>
          </table:table-cell>
        </table:table-row>
        <table:table-row table:style-name="ro1">
          <table:table-cell office:value-type="string" calcext:value-type="string">
            <text:p>M71</text:p>
          </table:table-cell>
          <table:table-cell office:value-type="string" calcext:value-type="string">
            <text:p>Ri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nyód</text:p>
          </table:table-cell>
          <table:table-cell office:value-type="float" office:value="17.56861" calcext:value-type="float">
            <text:p>17.56861</text:p>
          </table:table-cell>
          <table:table-cell office:value-type="float" office:value="46.75138" calcext:value-type="float">
            <text:p>46.75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ek</text:p>
          </table:table-cell>
        </table:table-row>
        <table:table-row table:style-name="ro1">
          <table:table-cell office:value-type="string" calcext:value-type="string">
            <text:p>M72</text:p>
          </table:table-cell>
          <table:table-cell office:value-type="string" calcext:value-type="string">
            <text:p>Riv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atonmáriafürdő</text:p>
          </table:table-cell>
          <table:table-cell office:value-type="float" office:value="17.38126" calcext:value-type="float">
            <text:p>17.38126</text:p>
          </table:table-cell>
          <table:table-cell office:value-type="float" office:value="46.70316" calcext:value-type="float">
            <text:p>46.7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string" calcext:value-type="string">
            <text:p>M78</text:p>
          </table:table-cell>
          <table:table-cell office:value-type="string" calcext:value-type="string">
            <text:p>Ri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égyes</text:p>
          </table:table-cell>
          <table:table-cell office:value-type="float" office:value="20.68656" calcext:value-type="float">
            <text:p>20.68656</text:p>
          </table:table-cell>
          <table:table-cell office:value-type="float" office:value="47.69665" calcext:value-type="float">
            <text:p>47.69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ek</text:p>
          </table:table-cell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Riv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iszavalk</text:p>
          </table:table-cell>
          <table:table-cell office:value-type="float" office:value="20.74361" calcext:value-type="float">
            <text:p>20.74361</text:p>
          </table:table-cell>
          <table:table-cell office:value-type="float" office:value="47.69032" calcext:value-type="float">
            <text:p>47.69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string" calcext:value-type="string">
            <text:p>M83</text:p>
          </table:table-cell>
          <table:table-cell office:value-type="string" calcext:value-type="string">
            <text:p>La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ávavencsellő</text:p>
          </table:table-cell>
          <table:table-cell office:value-type="float" office:value="21.61385" calcext:value-type="float">
            <text:p>21.61385</text:p>
          </table:table-cell>
          <table:table-cell office:value-type="float" office:value="48.17484" calcext:value-type="float">
            <text:p>48.17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84</text:p>
          </table:table-cell>
          <table:table-cell office:value-type="string" calcext:value-type="string">
            <text:p>Lak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gyvernek</text:p>
          </table:table-cell>
          <table:table-cell office:value-type="float" office:value="20.52008" calcext:value-type="float">
            <text:p>20.52008</text:p>
          </table:table-cell>
          <table:table-cell office:value-type="float" office:value="47.26047" calcext:value-type="float">
            <text:p>47.26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85</text:p>
          </table:table-cell>
          <table:table-cell office:value-type="string" calcext:value-type="string">
            <text:p>La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zajol</text:p>
          </table:table-cell>
          <table:table-cell office:value-type="float" office:value="20.31362" calcext:value-type="float">
            <text:p>20.31362</text:p>
          </table:table-cell>
          <table:table-cell office:value-type="float" office:value="47.17998" calcext:value-type="float">
            <text:p>47.17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86</text:p>
          </table:table-cell>
          <table:table-cell office:value-type="string" calcext:value-type="string">
            <text:p>La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zandaszőlős</text:p>
          </table:table-cell>
          <table:table-cell office:value-type="float" office:value="20.25956" calcext:value-type="float">
            <text:p>20.25956</text:p>
          </table:table-cell>
          <table:table-cell office:value-type="float" office:value="47.14387" calcext:value-type="float">
            <text:p>47.14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89</text:p>
          </table:table-cell>
          <table:table-cell office:value-type="string" calcext:value-type="string">
            <text:p>Lak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kitelek</text:p>
          </table:table-cell>
          <table:table-cell office:value-type="float" office:value="19.99031" calcext:value-type="float">
            <text:p>19.99031</text:p>
          </table:table-cell>
          <table:table-cell office:value-type="float" office:value="46.85608" calcext:value-type="float">
            <text:p>46.85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90</text:p>
          </table:table-cell>
          <table:table-cell office:value-type="string" calcext:value-type="string">
            <text:p>Lak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szaalpár</text:p>
          </table:table-cell>
          <table:table-cell office:value-type="float" office:value="20.00077" calcext:value-type="float">
            <text:p>20.00077</text:p>
          </table:table-cell>
          <table:table-cell office:value-type="float" office:value="46.82147" calcext:value-type="float">
            <text:p>46.82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107</text:p>
          </table:table-cell>
          <table:table-cell office:value-type="string" calcext:value-type="string">
            <text:p>La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zabolcs</text:p>
          </table:table-cell>
          <table:table-cell office:value-type="float" office:value="21.50517" calcext:value-type="float">
            <text:p>21.50517</text:p>
          </table:table-cell>
          <table:table-cell office:value-type="float" office:value="48.17199" calcext:value-type="float">
            <text:p>48.17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108</text:p>
          </table:table-cell>
          <table:table-cell office:value-type="string" calcext:value-type="string">
            <text:p>La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kamaz</text:p>
          </table:table-cell>
          <table:table-cell office:value-type="float" office:value="21.44716" calcext:value-type="float">
            <text:p>21.44716</text:p>
          </table:table-cell>
          <table:table-cell office:value-type="float" office:value="48.12438" calcext:value-type="float">
            <text:p>48.12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M109</text:p>
          </table:table-cell>
          <table:table-cell office:value-type="string" calcext:value-type="string">
            <text:p>La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szabábolna</text:p>
          </table:table-cell>
          <table:table-cell office:value-type="float" office:value="20.82135" calcext:value-type="float">
            <text:p>20.82135</text:p>
          </table:table-cell>
          <table:table-cell office:value-type="float" office:value="47.68255" calcext:value-type="float">
            <text:p>47.68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bow lake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i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inesti-Oas</text:p>
          </table:table-cell>
          <table:table-cell office:value-type="float" office:value="23.31119" calcext:value-type="float">
            <text:p>23.31119</text:p>
          </table:table-cell>
          <table:table-cell office:value-type="float" office:value="47.88977" calcext:value-type="float">
            <text:p>47.88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</text:p>
          </table:table-cell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08:47:28.779456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n </meta:initial-creator>
    <meta:creation-date>2020-11-13T15:44:45.130854935</meta:creation-date>
    <dc:date>2021-05-14T09:04:38.481020152</dc:date>
    <dc:creator>Jan </dc:creator>
    <meta:editing-duration>PT25M19S</meta:editing-duration>
    <meta:editing-cycles>4</meta:editing-cycles>
    <meta:generator>LibreOffice/6.4.7.2$Linux_X86_64 LibreOffice_project/40$Build-2</meta:generator>
    <meta:document-statistic meta:table-count="1" meta:cell-count="176" meta:object-count="0"/>
  </office:meta>
</office:document-meta>
</file>